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21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text-properties fo:font-size="96pt" style:font-size-asian="96pt" style:font-size-complex="9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2.667cm" svg:x="15.224cm" svg:y="2.65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461cm" svg:height="4.572cm" svg:x="15.986cm" svg:y="7.604cm">
          <text:p text:style-name="P1">Have By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8.399cm" svg:y1="5.318cm" svg:x2="18.716cm" svg:y2="7.604cm" draw:start-shape="id1" draw:end-shape="id2" draw:end-glue-point="0" svg:d="M18399 5318v1143h317v1143" svg:viewBox="0 0 318 2287">
          <text:p/>
        </draw:connector>
        <draw:frame draw:style-name="gr3" draw:layer="layout" svg:width="1.535cm" svg:height="0.962cm" svg:x="19.542cm" svg:y="12.811cm">
          <draw:text-box>
            <text:p>Yes</text:p>
          </draw:text-box>
        </draw:frame>
        <draw:connector draw:style-name="gr2" draw:text-style-name="P1" draw:layer="layout" svg:x1="21.447cm" svg:y1="9.89cm" svg:x2="18.717cm" svg:y2="7.604cm" draw:start-shape="id2" draw:start-glue-point="7" draw:end-shape="id2" draw:end-glue-point="4" svg:d="M21447 9890h501v-2787h-3231v501" svg:viewBox="0 0 3232 2788">
          <text:p/>
        </draw:connector>
        <draw:frame draw:style-name="gr3" draw:layer="layout" svg:width="1.311cm" svg:height="0.962cm" svg:x="22.717cm" svg:y="8.366cm">
          <draw:text-box>
            <text:p>No</text:p>
          </draw:text-box>
        </draw:frame>
        <draw:custom-shape draw:style-name="gr1" draw:text-style-name="P1" xml:id="id3" draw:id="id3" draw:layer="layout" svg:width="6.731cm" svg:height="5.461cm" svg:x="14.843cm" svg:y="13.954cm">
          <text:p text:style-name="P1">ByteIn == <text:s/>{START}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7.874cm" svg:height="3.302cm" svg:x="14.97cm" svg:y="21.955cm">
          <text:p text:style-name="P1">STATE == <text:span text:style-name="T1">COMMAN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09cm" svg:y1="19.415cm" svg:x2="18.907cm" svg:y2="21.955cm" draw:start-shape="id3" draw:start-glue-point="6" draw:end-shape="id4" draw:end-glue-point="0" svg:d="M18209 19415v1270h698v1270" svg:viewBox="0 0 699 2541">
          <text:p/>
        </draw:connector>
        <draw:connector draw:style-name="gr2" draw:text-style-name="P1" draw:layer="layout" draw:line-skew="-8.897cm" svg:x1="14.97cm" svg:y1="23.606cm" svg:x2="18.717cm" svg:y2="7.604cm" draw:start-shape="id4" draw:start-glue-point="3" draw:end-shape="id2" draw:end-glue-point="4" svg:d="M14970 23606h-9398v-16503h13145v501" svg:viewBox="0 0 13146 16504">
          <text:p/>
        </draw:connector>
        <draw:custom-shape draw:style-name="gr1" draw:text-style-name="P1" xml:id="id5" draw:id="id5" draw:layer="layout" svg:width="5.588cm" svg:height="5.461cm" svg:x="25.511cm" svg:y="13.7cm">
          <text:p text:style-name="P1">STATE == 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8.717cm" svg:y1="12.176cm" svg:x2="18.208cm" svg:y2="13.954cm" draw:start-shape="id2" draw:start-glue-point="6" draw:end-shape="id3" svg:d="M18717 12176v889h-509v889" svg:viewBox="0 0 510 1779">
          <text:p/>
        </draw:connector>
        <draw:connector draw:style-name="gr2" draw:text-style-name="P1" draw:layer="layout" svg:x1="21.574cm" svg:y1="16.685cm" svg:x2="25.511cm" svg:y2="16.431cm" draw:start-shape="id3" draw:start-glue-point="7" draw:end-shape="id5" draw:end-glue-point="5" svg:d="M21574 16685h1969v-254h1968" svg:viewBox="0 0 3938 255">
          <text:p/>
        </draw:connector>
        <draw:frame draw:style-name="gr3" draw:layer="layout" svg:width="1.311cm" svg:height="0.962cm" svg:x="21.787cm" svg:y="15.478cm">
          <draw:text-box>
            <text:p>No</text:p>
          </draw:text-box>
        </draw:frame>
        <draw:frame draw:style-name="gr3" draw:layer="layout" svg:width="1.535cm" svg:height="0.962cm" svg:x="28.802cm" svg:y="12.43cm">
          <draw:text-box>
            <text:p>Yes</text:p>
          </draw:text-box>
        </draw:frame>
        <draw:connector draw:style-name="gr2" draw:text-style-name="P1" draw:layer="layout" svg:x1="28.305cm" svg:y1="13.7cm" svg:x2="18.717cm" svg:y2="7.604cm" draw:start-shape="id5" draw:start-glue-point="4" draw:end-shape="id2" draw:end-glue-point="4" svg:d="M28305 13700v-6597h-9588v501" svg:viewBox="0 0 9589 6598">
          <text:p/>
        </draw:connector>
        <draw:custom-shape draw:style-name="gr1" draw:text-style-name="P1" xml:id="id6" draw:id="id6" draw:layer="layout" svg:width="6.985cm" svg:height="5.969cm" svg:x="48.371cm" svg:y="13.7cm">
          <text:p text:style-name="P1">ByteIn == {ESCAPE}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311cm" svg:height="0.962cm" svg:x="31.693cm" svg:y="15.024cm">
          <draw:text-box>
            <text:p>No</text:p>
          </draw:text-box>
        </draw:frame>
        <draw:custom-shape draw:style-name="gr1" draw:text-style-name="P1" xml:id="id7" draw:id="id7" draw:layer="layout" svg:width="7.874cm" svg:height="3.302cm" svg:x="48.117cm" svg:y="21.701cm">
          <text:p text:style-name="P1">INVERT Byte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1.864cm" svg:y1="19.669cm" svg:x2="52.054cm" svg:y2="21.701cm" draw:start-shape="id6" draw:start-glue-point="6" draw:end-shape="id7" draw:end-glue-point="0" svg:d="M51864 19669v1016h190v1016" svg:viewBox="0 0 191 2033">
          <text:p/>
        </draw:connector>
        <draw:frame draw:style-name="gr3" draw:layer="layout" svg:width="1.535cm" svg:height="0.962cm" svg:x="50.011cm" svg:y="19.977cm">
          <draw:text-box>
            <text:p>Yes</text:p>
          </draw:text-box>
        </draw:frame>
        <draw:custom-shape draw:style-name="gr1" draw:text-style-name="P1" xml:id="id8" draw:id="id8" draw:layer="layout" svg:width="5.588cm" svg:height="5.461cm" svg:x="60.563cm" svg:y="20.685cm">
          <text:p text:style-name="P1">ST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5.356cm" svg:y1="16.685cm" svg:x2="63.357cm" svg:y2="20.685cm" draw:start-shape="id6" draw:start-glue-point="7" draw:end-shape="id8" draw:end-glue-point="4" svg:d="M55356 16685h8001v4000" svg:viewBox="0 0 8002 4001">
          <text:p/>
        </draw:connector>
        <draw:connector draw:style-name="gr2" draw:text-style-name="P1" draw:layer="layout" svg:x1="55.991cm" svg:y1="23.352cm" svg:x2="60.563cm" svg:y2="23.416cm" draw:start-shape="id7" draw:start-glue-point="1" draw:end-shape="id8" draw:end-glue-point="5" svg:d="M55991 23352h2286v64h2286" svg:viewBox="0 0 4573 65">
          <text:p/>
        </draw:connector>
        <draw:custom-shape draw:style-name="gr1" draw:text-style-name="P1" xml:id="id9" draw:id="id9" draw:layer="layout" svg:width="5.588cm" svg:height="5.461cm" svg:x="36.052cm" svg:y="13.954cm">
          <text:p text:style-name="P1">ByteIn == {END}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5.588cm" svg:height="5.461cm" svg:x="36.052cm" svg:y="21.574cm">
          <text:p text:style-name="P1">STATE == 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38.846cm" svg:y1="19.415cm" svg:x2="38.846cm" svg:y2="21.574cm" draw:start-shape="id9" draw:end-shape="id10" draw:end-glue-point="4" svg:d="M38846 19415v2159" svg:viewBox="0 0 1 2160">
          <text:p/>
        </draw:connector>
        <draw:frame draw:style-name="gr3" draw:layer="layout" svg:width="1.535cm" svg:height="0.962cm" svg:x="36.93cm" svg:y="19.723cm">
          <draw:text-box>
            <text:p>Yes</text:p>
          </draw:text-box>
        </draw:frame>
        <draw:frame draw:style-name="gr3" draw:layer="layout" svg:width="1.535cm" svg:height="0.962cm" svg:x="34.147cm" svg:y="22.39cm">
          <draw:text-box>
            <text:p>Yes</text:p>
          </draw:text-box>
        </draw:frame>
        <draw:custom-shape draw:style-name="gr1" draw:text-style-name="P1" xml:id="id11" draw:id="id11" draw:layer="layout" svg:width="7.874cm" svg:height="3.302cm" svg:x="23.86cm" svg:y="34.782cm">
          <text:p text:style-name="P1">PROCESS DAT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797cm" svg:y1="38.084cm" svg:x2="27.924cm" svg:y2="43.418cm" draw:start-shape="id11" draw:start-glue-point="2" draw:end-shape="id12" svg:d="M27797 38084v2667h127v2667" svg:viewBox="0 0 128 5335">
          <text:p/>
        </draw:connector>
        <draw:connector draw:style-name="gr2" draw:text-style-name="P1" draw:layer="layout" svg:x1="31.099cm" svg:y1="16.431cm" svg:x2="36.052cm" svg:y2="16.685cm" draw:start-shape="id5" draw:start-glue-point="7" draw:end-shape="id9" draw:end-glue-point="5" svg:d="M31099 16431h2477v254h2476" svg:viewBox="0 0 4954 255">
          <text:p/>
        </draw:connector>
        <draw:frame draw:style-name="gr4" draw:layer="layout" svg:width="20.276cm" svg:height="13.049cm" svg:x="2.016cm" svg:y="61.992cm">
          <draw:text-box>
            <text:p>STATE = <text:span text:style-name="T1">START</text:span> // Current State</text:p>
            <text:p/>
            <text:p>ByteIn <text:s/>// Current read byte</text:p>
            <text:p/>
            <text:p>CalChecksum // the calculated Checksum</text:p>
            <text:p/>
            <text:p>StreamChecksum // this is the read checksum</text:p>
            <text:p/>
            <text:p>Command // hold the read command byte</text:p>
            <text:p/>
            <text:p>PayloadLen // hold the current payload length</text:p>
            <text:p/>
            <text:p>PayloadIndex = 0 // the current payload count</text:p>
            <text:p/>
            <text:p>Payload[ ] // Holds the current payload data</text:p>
            <text:p/>
            <text:p>PayloadLenMax // Holds the max number of byte the system can read.</text:p>
            <text:p/>
          </draw:text-box>
        </draw:frame>
        <draw:custom-shape draw:style-name="gr5" draw:text-style-name="P1" draw:layer="layout" svg:width="20.828cm" svg:height="19.05cm" svg:x="1.889cm" svg:y="6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6.767cm" svg:height="0.962cm" svg:x="4.556cm" svg:y="60.69cm">
          <draw:text-box>
            <text:p><text:span text:style-name="T2">SYSTEM VARIABLES</text:span></text:p>
          </draw:text-box>
        </draw:frame>
        <draw:custom-shape draw:style-name="gr1" draw:text-style-name="P1" xml:id="id13" draw:id="id13" draw:layer="layout" svg:width="10.922cm" svg:height="5.461cm" svg:x="22.336cm" svg:y="27.289cm">
          <text:p text:style-name="P1">CalChecksum == StreamChecksu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36.052cm" svg:y1="24.305cm" svg:x2="27.797cm" svg:y2="27.289cm" draw:start-shape="id10" draw:start-glue-point="5" draw:end-shape="id13" draw:end-glue-point="4" svg:d="M36052 24305h-8255v2984" svg:viewBox="0 0 8256 2985">
          <text:p/>
        </draw:connector>
        <draw:frame draw:style-name="gr3" draw:layer="layout" svg:width="1.535cm" svg:height="0.962cm" svg:x="25.003cm" svg:y="32.75cm">
          <draw:text-box>
            <text:p>Yes</text:p>
          </draw:text-box>
        </draw:frame>
        <draw:connector draw:style-name="gr2" draw:text-style-name="P1" draw:layer="layout" svg:x1="27.797cm" svg:y1="32.75cm" svg:x2="27.797cm" svg:y2="34.782cm" draw:start-shape="id13" draw:start-glue-point="6" draw:end-shape="id11" draw:end-glue-point="0" svg:d="M27797 32750v2032" svg:viewBox="0 0 1 2033">
          <text:p/>
        </draw:connector>
        <draw:custom-shape draw:style-name="gr1" draw:text-style-name="P1" xml:id="id14" draw:id="id14" draw:layer="layout" svg:width="7.874cm" svg:height="3.302cm" svg:x="33.766cm" svg:y="34.909cm">
          <text:p text:style-name="P1">ERR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3.258cm" svg:y1="30.02cm" svg:x2="37.703cm" svg:y2="34.909cm" draw:start-shape="id13" draw:start-glue-point="7" draw:end-shape="id14" svg:d="M33258 30020h4445v4889" svg:viewBox="0 0 4446 4890">
          <text:p/>
        </draw:connector>
        <draw:connector draw:style-name="gr2" draw:text-style-name="P1" draw:layer="layout" svg:x1="37.703cm" svg:y1="38.211cm" svg:x2="27.924cm" svg:y2="43.418cm" draw:start-shape="id14" draw:start-glue-point="2" draw:end-shape="id12" svg:d="M37703 38211v2604h-9779v2603" svg:viewBox="0 0 9780 5208">
          <text:p/>
        </draw:connector>
        <draw:custom-shape draw:style-name="gr1" draw:text-style-name="P1" xml:id="id12" draw:id="id12" draw:layer="layout" svg:width="7.874cm" svg:height="3.302cm" svg:x="23.987cm" svg:y="43.418cm">
          <text:p text:style-name="P1">PayloadlenIndex = 0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cm -16.383cm" svg:x1="27.997cm" svg:y1="51.165cm" svg:x2="18.717cm" svg:y2="7.604cm" draw:start-shape="id15" draw:start-glue-point="2" draw:end-shape="id2" draw:end-glue-point="4" svg:d="M27997 51165v501h-21626v-44563h12346v501" svg:viewBox="0 0 21627 44564">
          <text:p/>
        </draw:connector>
        <draw:frame draw:style-name="gr3" draw:layer="layout" svg:width="1.311cm" svg:height="0.962cm" svg:x="33.258cm" svg:y="28.867cm">
          <draw:text-box>
            <text:p>No</text:p>
          </draw:text-box>
        </draw:frame>
        <draw:frame draw:style-name="gr3" draw:layer="layout" svg:width="1.311cm" svg:height="0.962cm" svg:x="39.186cm" svg:y="27.543cm">
          <draw:text-box>
            <text:p>No</text:p>
          </draw:text-box>
        </draw:frame>
        <draw:connector draw:style-name="gr2" draw:text-style-name="P1" draw:layer="layout" svg:x1="38.846cm" svg:y1="27.035cm" svg:x2="37.703cm" svg:y2="34.909cm" draw:start-shape="id10" draw:start-glue-point="6" draw:end-shape="id14" draw:end-glue-point="0" svg:d="M38846 27035v3937h-1143v3937" svg:viewBox="0 0 1144 7875">
          <text:p/>
        </draw:connector>
        <draw:connector draw:style-name="gr2" draw:text-style-name="P1" draw:layer="layout" svg:x1="41.64cm" svg:y1="16.685cm" svg:x2="48.371cm" svg:y2="16.685cm" draw:start-shape="id9" draw:start-glue-point="7" draw:end-shape="id6" draw:end-glue-point="5" svg:d="M41640 16685h6731" svg:viewBox="0 0 6732 1">
          <text:p/>
        </draw:connector>
        <draw:custom-shape draw:style-name="gr1" draw:text-style-name="P1" xml:id="id16" draw:id="id16" draw:layer="layout" svg:width="9.144cm" svg:height="3.302cm" svg:x="58.15cm" svg:y="30.21cm">
          <text:p text:style-name="P1">Command = Byte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3.357cm" svg:y1="26.146cm" svg:x2="62.722cm" svg:y2="30.21cm" draw:start-shape="id8" draw:start-glue-point="6" draw:end-shape="id16" draw:end-glue-point="0" svg:d="M63357 26146v2032h-635v2032" svg:viewBox="0 0 636 4065">
          <text:p/>
        </draw:connector>
        <draw:frame draw:style-name="gr6" draw:text-style-name="P3" draw:layer="layout" svg:width="3.884cm" svg:height="0.962cm" svg:x="62.849cm" svg:y="28.994cm">
          <draw:text-box>
            <text:p><text:span text:style-name="T1">COMMAND</text:span></text:p>
          </draw:text-box>
        </draw:frame>
        <draw:custom-shape draw:style-name="gr1" draw:text-style-name="P1" xml:id="id17" draw:id="id17" draw:layer="layout" svg:width="9.271cm" svg:height="3.302cm" svg:x="58.15cm" svg:y="34.909cm">
          <text:p text:style-name="P1">STATE =<text:span text:style-name="T1"> PAYLOAD_LEN_MSB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2.722cm" svg:y1="33.512cm" svg:x2="62.785cm" svg:y2="34.909cm" draw:start-shape="id16" draw:start-glue-point="2" draw:end-shape="id17" draw:end-glue-point="0" svg:d="M62722 33512v699h63v698" svg:viewBox="0 0 64 1398">
          <text:p/>
        </draw:connector>
        <draw:connector draw:style-name="gr2" draw:text-style-name="P1" draw:layer="layout" draw:line-skew="15.882cm -34.099cm" svg:x1="62.785cm" svg:y1="38.211cm" svg:x2="18.717cm" svg:y2="7.604cm" draw:start-shape="id17" draw:start-glue-point="2" draw:end-shape="id2" draw:end-glue-point="4" svg:d="M62785 38211v16383h-57086v-47491h13018v501" svg:viewBox="0 0 57087 47492">
          <text:p/>
        </draw:connector>
        <draw:custom-shape draw:style-name="gr1" draw:text-style-name="P1" xml:id="id18" draw:id="id18" draw:layer="layout" svg:width="9.144cm" svg:height="3.302cm" svg:x="69.834cm" svg:y="30.21cm">
          <text:p text:style-name="P1">PayloadLen = (ByteIn &lt;&lt; 8)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9.271cm" svg:height="3.302cm" svg:x="69.834cm" svg:y="34.909cm">
          <text:p text:style-name="P1">STATE = <text:span text:style-name="T1">PAYLOAD_LEN_LSB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3.357cm" svg:y1="26.146cm" svg:x2="74.406cm" svg:y2="30.21cm" draw:start-shape="id8" draw:start-glue-point="6" draw:end-shape="id18" draw:end-glue-point="0" svg:d="M63357 26146v2032h11049v2032" svg:viewBox="0 0 11050 4065">
          <text:p/>
        </draw:connector>
        <draw:frame draw:style-name="gr7" draw:text-style-name="P4" draw:layer="layout" svg:width="6.877cm" svg:height="1.089cm" svg:x="74.641cm" svg:y="28.94cm">
          <draw:text-box>
            <text:p text:style-name="P1"><text:span text:style-name="T1">PAYLOAD_LEN_MSB</text:span></text:p>
          </draw:text-box>
        </draw:frame>
        <draw:connector draw:style-name="gr2" draw:text-style-name="P1" draw:layer="layout" svg:x1="74.406cm" svg:y1="33.512cm" svg:x2="74.469cm" svg:y2="34.909cm" draw:start-shape="id18" draw:start-glue-point="2" draw:end-shape="id19" draw:end-glue-point="0" svg:d="M74406 33512v699h63v698" svg:viewBox="0 0 64 1398">
          <text:p/>
        </draw:connector>
        <draw:connector draw:style-name="gr2" draw:text-style-name="P1" draw:layer="layout" draw:line-skew="15.882cm -40.068cm" svg:x1="74.469cm" svg:y1="38.211cm" svg:x2="18.717cm" svg:y2="7.604cm" draw:start-shape="id19" draw:start-glue-point="2" draw:end-shape="id2" draw:end-glue-point="4" svg:d="M74469 38211v16383h-68897v-47491h13145v501" svg:viewBox="0 0 68898 47492">
          <text:p/>
        </draw:connector>
        <draw:custom-shape draw:style-name="gr1" draw:text-style-name="P1" xml:id="id20" draw:id="id20" draw:layer="layout" svg:width="9.144cm" svg:height="3.302cm" svg:x="81.518cm" svg:y="30.337cm">
          <text:p text:style-name="P1">PayloadLen += Byte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9.271cm" svg:height="3.302cm" svg:x="75.422cm" svg:y="49.895cm">
          <text:p text:style-name="P1">STATE = <text:span text:style-name="T1">PAYLOA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3.357cm" svg:y1="26.146cm" svg:x2="86.09cm" svg:y2="30.337cm" draw:start-shape="id8" draw:start-glue-point="6" draw:end-shape="id20" svg:d="M63357 26146v2096h22733v2095" svg:viewBox="0 0 22734 4192">
          <text:p/>
        </draw:connector>
        <draw:frame draw:style-name="gr3" draw:text-style-name="P3" draw:layer="layout" svg:width="6.738cm" svg:height="0.962cm" svg:x="86.337cm" svg:y="29.067cm">
          <draw:text-box>
            <text:p text:style-name="P1"><text:span text:style-name="T1">PAYLOAD_LEN_LSB</text:span></text:p>
          </draw:text-box>
        </draw:frame>
        <draw:connector draw:style-name="gr2" draw:text-style-name="P1" draw:layer="layout" draw:line-skew="3.436cm -43.116cm" svg:x1="80.057cm" svg:y1="53.197cm" svg:x2="18.717cm" svg:y2="7.604cm" draw:start-shape="id21" draw:start-glue-point="2" draw:end-shape="id2" draw:end-glue-point="4" svg:d="M80057 53197v3937h-74739v-50031h13399v501" svg:viewBox="0 0 74740 50032">
          <text:p/>
        </draw:connector>
        <draw:custom-shape draw:style-name="gr1" draw:text-style-name="P1" xml:id="id22" draw:id="id22" draw:layer="layout" svg:width="9.144cm" svg:height="3.302cm" svg:x="91.932cm" svg:y="30.337cm">
          <text:p text:style-name="P1">StreamChecksum = Byte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9.271cm" svg:height="3.302cm" svg:x="91.932cm" svg:y="35.036cm">
          <text:p text:style-name="P1">STATE = <text:span text:style-name="T1">EN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64cm" svg:height="0.962cm" svg:x="96.751cm" svg:y="29.067cm">
          <draw:text-box>
            <text:p text:style-name="P1"><text:span text:style-name="T1">CHECKSUM</text:span></text:p>
          </draw:text-box>
        </draw:frame>
        <draw:connector draw:style-name="gr2" draw:text-style-name="P1" draw:layer="layout" svg:x1="96.504cm" svg:y1="33.639cm" svg:x2="96.567cm" svg:y2="35.036cm" draw:start-shape="id22" draw:start-glue-point="2" draw:end-shape="id23" draw:end-glue-point="0" svg:d="M96504 33639v699h63v698" svg:viewBox="0 0 64 1398">
          <text:p/>
        </draw:connector>
        <draw:connector draw:style-name="gr2" draw:text-style-name="P1" draw:layer="layout" svg:x1="63.357cm" svg:y1="26.146cm" svg:x2="96.504cm" svg:y2="30.337cm" draw:start-shape="id8" draw:start-glue-point="6" draw:end-shape="id22" draw:end-glue-point="0" svg:d="M63357 26146v2096h33147v2095" svg:viewBox="0 0 33148 4192">
          <text:p/>
        </draw:connector>
        <draw:connector draw:style-name="gr2" draw:text-style-name="P1" draw:layer="layout" draw:line-skew="15.882cm -51.371cm" svg:x1="96.567cm" svg:y1="38.338cm" svg:x2="18.717cm" svg:y2="7.604cm" draw:start-shape="id23" draw:start-glue-point="2" draw:end-shape="id2" draw:end-glue-point="4" svg:d="M96567 38338v16383h-91249v-47618h13399v501" svg:viewBox="0 0 91250 47619">
          <text:p/>
        </draw:connector>
        <draw:custom-shape draw:style-name="gr1" draw:text-style-name="P1" xml:id="id26" draw:id="id26" draw:layer="layout" svg:width="16.256cm" svg:height="3.302cm" svg:x="102.981cm" svg:y="30.21cm">
          <text:p text:style-name="P1">Payload [ payloadIndex ] = Byte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9.271cm" svg:height="3.302cm" svg:x="106.156cm" svg:y="35.29cm">
          <text:p text:style-name="P1">PayloadIndex ++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11.049cm" svg:height="5.461cm" svg:x="105.648cm" svg:y="40.751cm">
          <text:p text:style-name="P1">PayloadIndex &lt; PaloadL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10.791cm" svg:y1="38.592cm" svg:x2="111.173cm" svg:y2="40.751cm" draw:start-shape="id24" draw:start-glue-point="2" draw:end-shape="id25" draw:end-glue-point="4" svg:d="M110791 38592v1079h382v1080" svg:viewBox="0 0 383 2160">
          <text:p/>
        </draw:connector>
        <draw:connector draw:style-name="gr2" draw:text-style-name="P1" draw:layer="layout" svg:x1="63.357cm" svg:y1="26.146cm" svg:x2="111.109cm" svg:y2="30.21cm" draw:start-shape="id8" draw:start-glue-point="6" draw:end-shape="id26" draw:end-glue-point="0" svg:d="M63357 26146v2032h47752v2032" svg:viewBox="0 0 47753 4065">
          <text:p/>
        </draw:connector>
        <draw:frame draw:style-name="gr3" draw:layer="layout" svg:width="3.495cm" svg:height="0.962cm" svg:x="112.059cm" svg:y="28.994cm">
          <draw:text-box>
            <text:p text:style-name="P1"><text:span text:style-name="T1">PAYLOAD</text:span></text:p>
          </draw:text-box>
        </draw:frame>
        <draw:connector draw:style-name="gr2" draw:text-style-name="P1" draw:layer="layout" svg:x1="111.109cm" svg:y1="33.512cm" svg:x2="110.791cm" svg:y2="35.29cm" draw:start-shape="id26" draw:start-glue-point="2" draw:end-shape="id24" draw:end-glue-point="0" svg:d="M111109 33512v889h-318v889" svg:viewBox="0 0 319 1779">
          <text:p/>
        </draw:connector>
        <draw:custom-shape draw:style-name="gr1" draw:text-style-name="P1" xml:id="id27" draw:id="id27" draw:layer="layout" svg:width="9.271cm" svg:height="3.302cm" svg:x="106.791cm" svg:y="48.498cm">
          <text:p text:style-name="P1">STATE = <text:span text:style-name="T1">CHECKSU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1.173cm" svg:y1="46.212cm" svg:x2="111.426cm" svg:y2="48.498cm" draw:start-shape="id25" draw:start-glue-point="6" draw:end-shape="id27" draw:end-glue-point="0" svg:d="M111173 46212v1143h253v1143" svg:viewBox="0 0 254 2287">
          <text:p/>
        </draw:connector>
        <draw:frame draw:style-name="gr8" draw:layer="layout" svg:width="1.311cm" svg:height="0.962cm" svg:x="111.576cm" svg:y="46.647cm">
          <draw:text-box>
            <text:p>No</text:p>
          </draw:text-box>
        </draw:frame>
        <draw:connector draw:style-name="gr2" draw:text-style-name="P1" draw:layer="layout" draw:line-skew="2.674cm -58.42cm" svg:x1="111.426cm" svg:y1="51.8cm" svg:x2="18.717cm" svg:y2="7.604cm" draw:start-shape="id27" draw:start-glue-point="2" draw:end-shape="id2" draw:end-glue-point="4" svg:d="M111426 51800v3175h-105727v-47872h13018v501" svg:viewBox="0 0 105728 47873">
          <text:p/>
        </draw:connector>
        <draw:connector draw:style-name="gr2" draw:text-style-name="P1" draw:layer="layout" draw:line-skew="6.992cm" svg:x1="116.697cm" svg:y1="43.482cm" svg:x2="18.717cm" svg:y2="7.604cm" draw:start-shape="id25" draw:start-glue-point="7" draw:end-shape="id2" draw:end-glue-point="4" svg:d="M116697 43482h7493v-36379h-105473v501" svg:viewBox="0 0 105474 36380">
          <text:p/>
        </draw:connector>
        <draw:custom-shape draw:style-name="gr1" draw:text-style-name="P1" xml:id="id28" draw:id="id28" draw:layer="layout" svg:width="5.588cm" svg:height="5.461cm" svg:x="82.915cm" svg:y="43.799cm">
          <text:p text:style-name="P1">PayloadLen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9" draw:id="id29" draw:layer="layout" svg:width="9.271cm" svg:height="3.302cm" svg:x="86.217cm" svg:y="50.022cm">
          <text:p text:style-name="P1">STATE = <text:span text:style-name="T1">CHECKSU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2.915cm" svg:y1="46.53cm" svg:x2="80.057cm" svg:y2="49.895cm" draw:start-shape="id28" draw:start-glue-point="5" draw:end-shape="id21" draw:end-glue-point="0" svg:d="M82915 46530h-2858v3365" svg:viewBox="0 0 2859 3366">
          <text:p/>
        </draw:connector>
        <draw:connector draw:style-name="gr2" draw:text-style-name="P1" draw:layer="layout" svg:x1="88.503cm" svg:y1="46.53cm" svg:x2="90.852cm" svg:y2="50.022cm" draw:start-shape="id28" draw:start-glue-point="7" draw:end-shape="id29" draw:end-glue-point="0" svg:d="M88503 46530h2349v3492" svg:viewBox="0 0 2350 3493">
          <text:p/>
        </draw:connector>
        <draw:frame draw:style-name="gr3" draw:layer="layout" svg:width="1.311cm" svg:height="0.962cm" svg:x="80.629cm" svg:y="45.323cm">
          <draw:text-box>
            <text:p>No</text:p>
          </draw:text-box>
        </draw:frame>
        <draw:frame draw:style-name="gr8" draw:layer="layout" svg:width="1.535cm" svg:height="0.962cm" svg:x="89cm" svg:y="44.996cm">
          <draw:text-box>
            <text:p>Yes</text:p>
          </draw:text-box>
        </draw:frame>
        <draw:connector draw:style-name="gr2" draw:text-style-name="P1" draw:layer="layout" draw:line-skew="3.436cm -48.514cm" svg:x1="90.852cm" svg:y1="53.324cm" svg:x2="18.717cm" svg:y2="7.604cm" draw:start-shape="id29" draw:start-glue-point="2" draw:end-shape="id2" draw:end-glue-point="4" svg:d="M90852 53324v3937h-85534v-50158h13399v501" svg:viewBox="0 0 85535 50159">
          <text:p/>
        </draw:connector>
        <draw:custom-shape draw:style-name="gr1" draw:text-style-name="P1" xml:id="id30" draw:id="id30" draw:layer="layout" svg:width="9.652cm" svg:height="5.588cm" svg:x="80.756cm" svg:y="36.56cm">
          <text:p text:style-name="P1">PayloadLen &gt; PayloadLenMax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5.582cm" svg:y1="42.148cm" svg:x2="85.709cm" svg:y2="43.799cm" draw:start-shape="id30" draw:start-glue-point="6" draw:end-shape="id28" svg:d="M85582 42148v826h127v825" svg:viewBox="0 0 128 1652">
          <text:p/>
        </draw:connector>
        <draw:frame draw:style-name="gr3" draw:layer="layout" svg:width="1.311cm" svg:height="0.962cm" svg:x="84.566cm" svg:y="40.678cm">
          <draw:text-box>
            <text:p>No</text:p>
          </draw:text-box>
        </draw:frame>
        <draw:connector draw:style-name="gr2" draw:text-style-name="P1" draw:layer="layout" svg:x1="86.09cm" svg:y1="33.639cm" svg:x2="85.582cm" svg:y2="36.56cm" draw:start-shape="id20" draw:start-glue-point="2" draw:end-shape="id30" draw:end-glue-point="4" svg:d="M86090 33639v1461h-508v1460" svg:viewBox="0 0 509 2922">
          <text:p/>
        </draw:connector>
        <draw:connector draw:style-name="gr2" draw:text-style-name="P1" draw:layer="layout" draw:line-skew="-5.652cm" svg:x1="80.756cm" svg:y1="39.354cm" svg:x2="41.64cm" svg:y2="36.56cm" draw:start-shape="id30" draw:start-glue-point="5" draw:end-shape="id14" draw:end-glue-point="1" svg:d="M80756 39354h-25210v-2794h-13906" svg:viewBox="0 0 39117 2795">
          <text:p/>
        </draw:connector>
        <draw:custom-shape draw:style-name="gr1" draw:text-style-name="P1" xml:id="id15" draw:id="id15" draw:layer="layout" svg:width="7.874cm" svg:height="3.302cm" svg:x="24.06cm" svg:y="47.863cm">
          <text:p text:style-name="P1">STATE = 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924cm" svg:y1="46.72cm" svg:x2="27.997cm" svg:y2="47.863cm" draw:start-shape="id12" draw:start-glue-point="2" draw:end-shape="id15" draw:end-glue-point="0" svg:d="M27924 46720v572h73v571" svg:viewBox="0 0 74 1144">
          <text:p/>
        </draw:connector>
        <draw:frame draw:style-name="gr3" draw:text-style-name="P5" draw:layer="layout" svg:width="13.304cm" svg:height="4.04cm" svg:x="83.327cm" svg:y="13.851cm">
          <draw:text-box>
            <text:p><text:span text:style-name="T3">Decoder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3.117cm" svg:height="4.04cm" svg:x="108.696cm" svg:y="3.667cm">
          <draw:text-box>
            <text:p><text:span text:style-name="T3">Encoder</text:span></text:p>
          </draw:text-box>
        </draw:frame>
        <draw:custom-shape draw:style-name="gr1" draw:text-style-name="P1" xml:id="id38" draw:id="id38" draw:layer="layout" svg:width="6.35cm" svg:height="2.667cm" svg:x="10.144cm" svg:y="4.30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767cm" svg:height="0.962cm" svg:x="7.314cm" svg:y="67.04cm">
          <draw:text-box>
            <text:p><text:span text:style-name="T2">SYSTEM VARIABLES</text:span></text:p>
          </draw:text-box>
        </draw:frame>
        <draw:custom-shape draw:style-name="gr5" draw:text-style-name="P1" draw:layer="layout" svg:width="20.828cm" svg:height="19.05cm" svg:x="1.889cm" svg:y="6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19.812cm" svg:height="5.228cm" svg:x="2.143cm" svg:y="62.214cm">
          <draw:text-box>
            <text:p/>
            <text:p>// Input parameter</text:p>
            <text:p>Command // the command to send</text:p>
            <text:p>Payload <text:s/>// holds the data to send</text:p>
            <text:p>PayloadLength // the size of Palyload</text:p>
            <text:p/>
            <text:p/>
          </draw:text-box>
        </draw:frame>
        <draw:frame draw:style-name="gr3" draw:text-style-name="P2" draw:layer="layout" svg:width="6.894cm" svg:height="0.962cm" svg:x="7.441cm" svg:y="60.817cm">
          <draw:text-box>
            <text:p><text:span text:style-name="T2">INPUT PARAMETERS</text:span></text:p>
          </draw:text-box>
        </draw:frame>
        <draw:frame draw:style-name="gr10" draw:layer="layout" svg:width="19.431cm" svg:height="9.271cm" svg:x="2.524cm" svg:y="69.58cm">
          <draw:text-box>
            <text:p>Checksum // holds the checksum</text:p>
          </draw:text-box>
        </draw:frame>
        <draw:custom-shape draw:style-name="gr1" draw:text-style-name="P1" xml:id="id37" draw:id="id37" draw:layer="layout" svg:width="12.573cm" svg:height="3.302cm" svg:x="7.477cm" svg:y="10.779cm">
          <text:p text:style-name="P1">Calculate Checksum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12.573cm" svg:height="3.302cm" svg:x="7.604cm" svg:y="15.732cm">
          <text:p text:style-name="P1">Send 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11.811cm" svg:height="10.16cm" svg:x="8.239cm" svg:y="23.352cm">
          <text:p text:style-name="P1">Does Command need </text:p>
          <text:p text:style-name="P1">to be ESCAP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3" draw:id="id33" draw:layer="layout" svg:width="12.573cm" svg:height="3.302cm" svg:x="7.858cm" svg:y="36.433cm">
          <text:p text:style-name="P1">SEND ESCAPE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12.573cm" svg:height="3.302cm" svg:x="7.858cm" svg:y="40.497cm">
          <text:p text:style-name="P1">SEND Inverted Command </text:p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11.811cm" svg:height="10.16cm" svg:x="45.323cm" svg:y="23.36cm">
          <text:p text:style-name="P1">Does Length <text:s/>need </text:p>
          <text:p text:style-name="P1">to be ESCAP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9" draw:id="id39" draw:layer="layout" svg:width="12.573cm" svg:height="3.302cm" svg:x="45.196cm" svg:y="36.687cm">
          <text:p text:style-name="P1">SEND ESCAPE</text:p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12.573cm" svg:height="3.302cm" svg:x="45.196cm" svg:y="40.751cm">
          <text:p text:style-name="P1">SEND Inverted Length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05cm" svg:y1="28.432cm" svg:x2="25.211cm" svg:y2="28.505cm" draw:start-shape="id31" draw:start-glue-point="7" draw:end-shape="id32" draw:end-glue-point="3" svg:d="M20050 28432h2580v73h2581" svg:viewBox="0 0 5162 74">
          <text:p/>
        </draw:connector>
        <draw:frame draw:style-name="gr3" draw:layer="layout" svg:width="1.311cm" svg:height="0.962cm" svg:x="21.955cm" svg:y="27.035cm">
          <draw:text-box>
            <text:p>No</text:p>
          </draw:text-box>
        </draw:frame>
        <draw:frame draw:style-name="gr3" draw:layer="layout" svg:width="1.535cm" svg:height="0.962cm" svg:x="15.478cm" svg:y="34.02cm">
          <draw:text-box>
            <text:p>Yes</text:p>
          </draw:text-box>
        </draw:frame>
        <draw:connector draw:style-name="gr2" draw:text-style-name="P1" draw:layer="layout" svg:x1="14.145cm" svg:y1="33.512cm" svg:x2="14.144cm" svg:y2="36.433cm" draw:start-shape="id31" draw:start-glue-point="6" draw:end-shape="id33" draw:end-glue-point="0" svg:d="M14145 33512v1461h-1v1460" svg:viewBox="0 0 2 2922">
          <text:p/>
        </draw:connector>
        <draw:connector draw:style-name="gr2" draw:text-style-name="P1" draw:layer="layout" svg:x1="14.144cm" svg:y1="39.735cm" svg:x2="14.144cm" svg:y2="40.497cm" draw:start-shape="id33" draw:start-glue-point="2" draw:end-shape="id34" draw:end-glue-point="0" svg:d="M14144 39735v762" svg:viewBox="0 0 1 763">
          <text:p/>
        </draw:connector>
        <draw:connector draw:style-name="gr2" draw:text-style-name="P1" draw:layer="layout" draw:line-skew="6.859cm" svg:x1="20.431cm" svg:y1="42.148cm" svg:x2="45.323cm" svg:y2="28.44cm" draw:start-shape="id34" draw:start-glue-point="1" draw:end-shape="id35" draw:end-glue-point="5" svg:d="M20431 42148h19304v-13708h5588" svg:viewBox="0 0 24893 13709">
          <text:p/>
        </draw:connector>
        <draw:connector draw:style-name="gr2" draw:text-style-name="P1" draw:layer="layout" svg:x1="13.89cm" svg:y1="19.034cm" svg:x2="14.145cm" svg:y2="23.352cm" draw:start-shape="id36" draw:start-glue-point="2" draw:end-shape="id31" draw:end-glue-point="4" svg:d="M13890 19034v2159h255v2159" svg:viewBox="0 0 256 4319">
          <text:p/>
        </draw:connector>
        <draw:connector draw:style-name="gr2" draw:text-style-name="P1" draw:layer="layout" svg:x1="13.763cm" svg:y1="14.081cm" svg:x2="13.89cm" svg:y2="15.732cm" draw:start-shape="id37" draw:start-glue-point="2" draw:end-shape="id36" draw:end-glue-point="0" svg:d="M13763 14081v826h127v825" svg:viewBox="0 0 128 1652">
          <text:p/>
        </draw:connector>
        <draw:connector draw:style-name="gr2" draw:text-style-name="P1" draw:layer="layout" svg:x1="13.319cm" svg:y1="6.969cm" svg:x2="13.763cm" svg:y2="10.779cm" draw:start-shape="id38" draw:start-glue-point="8" draw:end-shape="id37" draw:end-glue-point="0" svg:d="M13319 6969v1905h444v1905" svg:viewBox="0 0 445 3811">
          <text:p/>
        </draw:connector>
        <draw:custom-shape draw:style-name="gr1" draw:text-style-name="P1" xml:id="id32" draw:id="id32" draw:layer="layout" svg:width="12.573cm" svg:height="3.302cm" svg:x="25.211cm" svg:y="26.854cm">
          <text:p text:style-name="P1">SEND Comman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7.784cm" svg:y1="28.505cm" svg:x2="45.323cm" svg:y2="28.44cm" draw:start-shape="id32" draw:start-glue-point="1" draw:end-shape="id35" draw:end-glue-point="5" svg:d="M37784 28505h3769v-65h3770" svg:viewBox="0 0 7540 66">
          <text:p/>
        </draw:connector>
        <draw:connector draw:style-name="gr2" draw:text-style-name="P1" draw:layer="layout" svg:x1="51.229cm" svg:y1="33.52cm" svg:x2="51.482cm" svg:y2="36.687cm" draw:start-shape="id35" draw:start-glue-point="6" draw:end-shape="id39" draw:end-glue-point="0" svg:d="M51229 33520v1584h253v1583" svg:viewBox="0 0 254 3168">
          <text:p/>
        </draw:connector>
        <draw:connector draw:style-name="gr2" draw:text-style-name="P1" draw:layer="layout" svg:x1="51.482cm" svg:y1="39.989cm" svg:x2="51.482cm" svg:y2="40.751cm" draw:start-shape="id39" draw:start-glue-point="2" draw:end-shape="id40" draw:end-glue-point="0" svg:d="M51482 39989v762" svg:viewBox="0 0 1 763">
          <text:p/>
        </draw:connector>
        <draw:custom-shape draw:style-name="gr1" draw:text-style-name="P1" xml:id="id42" draw:id="id42" draw:layer="layout" svg:width="12.573cm" svg:height="3.302cm" svg:x="61.325cm" svg:y="26.781cm">
          <text:p text:style-name="P1">SEND Length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9.97cm" svg:x1="57.769cm" svg:y1="42.402cm" svg:x2="79.74cm" svg:y2="28.305cm" draw:start-shape="id40" draw:start-glue-point="1" draw:end-shape="id41" draw:end-glue-point="5" svg:d="M57769 42402h20955v-14097h1016" svg:viewBox="0 0 21972 14098">
          <text:p/>
        </draw:connector>
        <draw:connector draw:style-name="gr2" draw:text-style-name="P1" draw:layer="layout" svg:x1="57.134cm" svg:y1="28.44cm" svg:x2="61.325cm" svg:y2="28.432cm" draw:start-shape="id35" draw:start-glue-point="7" draw:end-shape="id42" draw:end-glue-point="3" svg:d="M57134 28440h2095v-8h2096" svg:viewBox="0 0 4192 9">
          <text:p/>
        </draw:connector>
        <draw:custom-shape draw:style-name="gr1" draw:text-style-name="P1" xml:id="id41" draw:id="id41" draw:layer="layout" svg:width="11.811cm" svg:height="10.16cm" svg:x="79.74cm" svg:y="23.225cm">
          <text:p text:style-name="P1">Have Payload To s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3.898cm" svg:y1="28.432cm" svg:x2="79.74cm" svg:y2="28.305cm" draw:start-shape="id42" draw:start-glue-point="1" draw:end-shape="id41" draw:end-glue-point="5" svg:d="M73898 28432h2920v-127h2922" svg:viewBox="0 0 5843 128">
          <text:p/>
        </draw:connector>
        <draw:custom-shape draw:style-name="gr1" draw:text-style-name="P1" xml:id="id43" draw:id="id43" draw:layer="layout" svg:width="11.811cm" svg:height="10.16cm" svg:x="97.52cm" svg:y="23.479cm">
          <text:p text:style-name="P1">Does Current Payload <text:s/>byte need </text:p>
          <text:p text:style-name="P1">to be ESCAP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4" draw:id="id44" draw:layer="layout" svg:width="12.573cm" svg:height="3.302cm" svg:x="97.393cm" svg:y="36.806cm">
          <text:p text:style-name="P1">SEND ESCAPE</text:p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12.573cm" svg:height="3.302cm" svg:x="97.393cm" svg:y="40.87cm">
          <text:p text:style-name="P1">SEND Inverted Payload by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3.426cm" svg:y1="33.639cm" svg:x2="103.679cm" svg:y2="36.806cm" draw:start-shape="id43" draw:start-glue-point="6" draw:end-shape="id44" draw:end-glue-point="0" svg:d="M103426 33639v1584h253v1583" svg:viewBox="0 0 254 3168">
          <text:p/>
        </draw:connector>
        <draw:connector draw:style-name="gr2" draw:text-style-name="P1" draw:layer="layout" svg:x1="103.679cm" svg:y1="40.108cm" svg:x2="103.679cm" svg:y2="40.87cm" draw:start-shape="id44" draw:start-glue-point="2" draw:end-shape="id45" draw:end-glue-point="0" svg:d="M103679 40108v762" svg:viewBox="0 0 1 763">
          <text:p/>
        </draw:connector>
        <draw:custom-shape draw:style-name="gr1" draw:text-style-name="P1" xml:id="id46" draw:id="id46" draw:layer="layout" svg:width="12.573cm" svg:height="3.302cm" svg:x="113.522cm" svg:y="26.9cm">
          <text:p text:style-name="P1">SEND Payload by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9.331cm" svg:y1="28.559cm" svg:x2="113.522cm" svg:y2="28.551cm" draw:start-shape="id43" draw:start-glue-point="7" draw:end-shape="id46" draw:end-glue-point="3" svg:d="M109331 28559h2095v-8h2096" svg:viewBox="0 0 4192 9">
          <text:p/>
        </draw:connector>
        <draw:connector draw:style-name="gr2" draw:text-style-name="P1" draw:layer="layout" svg:x1="91.551cm" svg:y1="28.305cm" svg:x2="97.52cm" svg:y2="28.559cm" draw:start-shape="id41" draw:start-glue-point="7" draw:end-shape="id43" svg:d="M91551 28305h2984v254h2985" svg:viewBox="0 0 5970 255">
          <text:p/>
        </draw:connector>
        <draw:frame draw:style-name="gr3" draw:layer="layout" svg:width="1.535cm" svg:height="0.962cm" svg:x="93.456cm" svg:y="27.035cm">
          <draw:text-box>
            <text:p>Yes</text:p>
          </draw:text-box>
        </draw:frame>
        <draw:frame draw:style-name="gr3" draw:layer="layout" svg:width="1.311cm" svg:height="0.962cm" svg:x="58.277cm" svg:y="26.908cm">
          <draw:text-box>
            <text:p>No</text:p>
          </draw:text-box>
        </draw:frame>
        <draw:frame draw:style-name="gr3" draw:layer="layout" svg:width="1.535cm" svg:height="0.962cm" svg:x="52.816cm" svg:y="34.528cm">
          <draw:text-box>
            <text:p>Yes</text:p>
          </draw:text-box>
        </draw:frame>
        <draw:connector draw:style-name="gr2" draw:text-style-name="P1" draw:layer="layout" svg:x1="119.808cm" svg:y1="26.9cm" svg:x2="109.585cm" svg:y2="20.431cm" draw:start-shape="id46" draw:start-glue-point="0" draw:end-shape="id47" draw:end-glue-point="1" svg:d="M119808 26900v-6469h-10223" svg:viewBox="0 0 10224 6470">
          <text:p/>
        </draw:connector>
        <draw:custom-shape draw:style-name="gr1" draw:text-style-name="P1" xml:id="id47" draw:id="id47" draw:layer="layout" svg:width="12.573cm" svg:height="3.302cm" svg:x="97.012cm" svg:y="18.78cm">
          <text:p text:style-name="P1">Increment to next Payload By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6.899cm" svg:x1="109.966cm" svg:y1="42.521cm" svg:x2="109.585cm" svg:y2="20.431cm" draw:start-shape="id45" draw:start-glue-point="1" draw:end-shape="id47" draw:end-glue-point="1" svg:d="M109966 42521h17399v-22090h-17780" svg:viewBox="0 0 17781 22091">
          <text:p/>
        </draw:connector>
        <draw:connector draw:style-name="gr2" draw:text-style-name="P1" draw:layer="layout" svg:x1="97.012cm" svg:y1="20.431cm" svg:x2="85.646cm" svg:y2="23.225cm" draw:start-shape="id47" draw:start-glue-point="3" draw:end-shape="id41" draw:end-glue-point="4" svg:d="M97012 20431h-11366v2794" svg:viewBox="0 0 11367 2795">
          <text:p/>
        </draw:connector>
        <draw:frame draw:style-name="gr3" draw:layer="layout" svg:width="1.311cm" svg:height="0.962cm" svg:x="87.36cm" svg:y="33.004cm">
          <draw:text-box>
            <text:p>No</text:p>
          </draw:text-box>
        </draw:frame>
        <draw:custom-shape draw:style-name="gr1" draw:text-style-name="P1" xml:id="id48" draw:id="id48" draw:layer="layout" svg:width="11.811cm" svg:height="10.16cm" svg:x="80.248cm" svg:y="51.165cm">
          <text:p text:style-name="P1">Does Checksum <text:s/>need </text:p>
          <text:p text:style-name="P1">to be ESCAP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9" draw:id="id49" draw:layer="layout" svg:width="12.573cm" svg:height="3.302cm" svg:x="80.121cm" svg:y="64.492cm">
          <text:p text:style-name="P1">SEND ESCAPE</text:p>
          <draw:enhanced-geometry svg:viewBox="0 0 21600 21600" draw:type="rectangle" draw:enhanced-path="M 0 0 L 21600 0 21600 21600 0 21600 0 0 Z N"/>
        </draw:custom-shape>
        <draw:custom-shape draw:style-name="gr1" draw:text-style-name="P1" xml:id="id50" draw:id="id50" draw:layer="layout" svg:width="12.573cm" svg:height="3.302cm" svg:x="80.121cm" svg:y="68.556cm">
          <text:p text:style-name="P1">SEND Inverted Checksum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6.154cm" svg:y1="61.325cm" svg:x2="86.407cm" svg:y2="64.492cm" draw:start-shape="id48" draw:start-glue-point="6" draw:end-shape="id49" draw:end-glue-point="0" svg:d="M86154 61325v1584h253v1583" svg:viewBox="0 0 254 3168">
          <text:p/>
        </draw:connector>
        <draw:connector draw:style-name="gr2" draw:text-style-name="P1" draw:layer="layout" svg:x1="86.407cm" svg:y1="67.794cm" svg:x2="86.407cm" svg:y2="68.556cm" draw:start-shape="id49" draw:start-glue-point="2" draw:end-shape="id50" draw:end-glue-point="0" svg:d="M86407 67794v762" svg:viewBox="0 0 1 763">
          <text:p/>
        </draw:connector>
        <draw:custom-shape draw:style-name="gr1" draw:text-style-name="P1" xml:id="id51" draw:id="id51" draw:layer="layout" svg:width="12.573cm" svg:height="3.302cm" svg:x="96.25cm" svg:y="54.586cm">
          <text:p text:style-name="P1">SEND Checksu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2.059cm" svg:y1="56.245cm" svg:x2="96.25cm" svg:y2="56.237cm" draw:start-shape="id48" draw:start-glue-point="7" draw:end-shape="id51" draw:end-glue-point="3" svg:d="M92059 56245h2095v-8h2096" svg:viewBox="0 0 4192 9">
          <text:p/>
        </draw:connector>
        <draw:frame draw:style-name="gr3" draw:layer="layout" svg:width="1.311cm" svg:height="0.962cm" svg:x="93.202cm" svg:y="54.713cm">
          <draw:text-box>
            <text:p>No</text:p>
          </draw:text-box>
        </draw:frame>
        <draw:frame draw:style-name="gr3" draw:layer="layout" svg:width="1.535cm" svg:height="0.962cm" svg:x="87.741cm" svg:y="62.333cm">
          <draw:text-box>
            <text:p>Yes</text:p>
          </draw:text-box>
        </draw:frame>
        <draw:connector draw:style-name="gr2" draw:text-style-name="P1" draw:layer="layout" svg:x1="85.646cm" svg:y1="33.385cm" svg:x2="86.154cm" svg:y2="51.165cm" draw:start-shape="id41" draw:start-glue-point="6" draw:end-shape="id48" draw:end-glue-point="4" svg:d="M85646 33385v8891h508v8889" svg:viewBox="0 0 509 17781">
          <text:p/>
        </draw:connector>
        <draw:custom-shape draw:style-name="gr1" draw:text-style-name="P1" xml:id="id52" draw:id="id52" draw:layer="layout" svg:width="12.573cm" svg:height="3.302cm" svg:x="107.553cm" svg:y="76.057cm">
          <text:p text:style-name="P1">SEND EN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6.407cm" svg:y1="71.858cm" svg:x2="113.839cm" svg:y2="76.057cm" draw:start-shape="id50" draw:start-glue-point="2" draw:end-shape="id52" svg:d="M86407 71858v2100h27432v2099" svg:viewBox="0 0 27433 4200">
          <text:p/>
        </draw:connector>
        <draw:connector draw:style-name="gr2" draw:text-style-name="P1" draw:layer="layout" svg:x1="108.823cm" svg:y1="56.237cm" svg:x2="113.839cm" svg:y2="76.057cm" draw:start-shape="id51" draw:start-glue-point="1" draw:end-shape="id52" svg:d="M108823 56237h5016v19820" svg:viewBox="0 0 5017 19821">
          <text:p/>
        </draw:connector>
        <draw:custom-shape draw:style-name="gr1" draw:text-style-name="P1" xml:id="id53" draw:id="id53" draw:layer="layout" svg:width="6.35cm" svg:height="2.667cm" svg:x="110.728cm" svg:y="82.2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3.839cm" svg:y1="79.359cm" svg:x2="113.903cm" svg:y2="82.28cm" draw:start-shape="id52" draw:start-glue-point="2" draw:end-shape="id53" draw:end-glue-point="4" svg:d="M113839 79359v1460h64v1461" svg:viewBox="0 0 65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9.54cm" fo:page-height="129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0:22:16.347653606</meta:creation-date>
    <meta:generator>LibreOffice/4.2.8.2$Linux_X86_64 LibreOffice_project/420m0$Build-2</meta:generator>
    <dc:date>2016-12-21T11:46:37.317836230</dc:date>
    <meta:editing-duration>PT28M36S</meta:editing-duration>
    <meta:editing-cycles>11</meta:editing-cycles>
    <meta:document-statistic meta:object-count="162"/>
  </office:meta>
</office:document-meta>
</file>